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1"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2"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9"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0"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1794189919409918258"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2789785768915496813"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7410997157642670261"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535757538357131194"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5125811672411106917"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6145622211865824124"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65008071692516027"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86236408709462515"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89504504225560555"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7137338485898061961"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1264141336123595956"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144895434540811215"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5901503985070449969"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263967897280174870" text:style-name="L14">
        <text:list-item>
          <text:p text:style-name="P29">single target damage effect </text:p>
        </text:list-item>
        <text:list-item>
          <text:p text:style-name="P29">aoe damage effect DONE</text:p>
        </text:list-item>
      </text:list>
      <text:p text:style-name="P8">Fix knockdown/standup on defenders DONE</text:p>
      <text:list xml:id="list5147508735252513527"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1330382418524617204"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8247308929803519997"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3338686064486762658"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1558534467761522605"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8090372106146117826"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5474686874508624656"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5210312821573520481"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6573442579754479417"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3810883789418905428"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4679932760494117717"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6542001137964402968"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8790843618427003200"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3365245160117721812"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6615639064771601618"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7011068406694040432"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5494162913169731702"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7008106499585677679"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2775628389057923076"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8474499479844536157"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391782236515207954"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6837953175304907122"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8899142125497939450"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4971805064266604590"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5825884202460224098"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2204490347070285472"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1792107970574642176"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7274648520575840439"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6977942428070014106"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3310743679284737261"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423808468272957612"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6387759032535582114"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8633462913722316483"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747973209269195819"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1399585753573590969"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7505700479590458960"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3537794999150178663"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1066875694622700687"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4026238030825702326"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6318212960460441553" text:style-name="L54">
        <text:list-item>
          <text:p text:style-name="P69"><text:s/>See notes in design notes document</text:p>
        </text:list-item>
      </text:list>
      <text:p text:style-name="P4">Sprint 39: Rework Necromancer enemy (completed 28/10/19)</text:p>
      <text:list xml:id="list3793161296218729192"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203499914310266157"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8377000672321279315" text:style-name="L57">
        <text:list-item>
          <text:p text:style-name="P72">item card looks ugly: redesign item card view DONE</text:p>
        </text:list-item>
        <text:list-item>
          <text:p text:style-name="P72">use STS card templates, or find a new card template DONE</text:p>
        </text:list-item>
      </text:list>
      <text:p text:style-name="P8"/>
      <text:list xml:id="list7510904560695946111" text:style-name="L58">
        <text:list-item>
          <text:p text:style-name="P73">find better item sprites DONE</text:p>
        </text:list-item>
      </text:list>
      <text:p text:style-name="P4">Sprint 42: Remove spell info box, implement ability info panels (completed 31/10/19)</text:p>
      <text:list xml:id="list432297380982516966" text:style-name="L59">
        <text:list-item>
          <text:p text:style-name="P74"><text:soft-page-break/>review scripts from sci fi game</text:p>
        </text:list-item>
      </text:list>
      <text:p text:style-name="P4">Sprint 43: Reward Screen updates + UI view updates (completed 31/10/19)</text:p>
      <text:list xml:id="list3645329256587178844"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7286535016541849823"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2666559759108654462"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4025169507696738404"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7768012822177593426"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2009058829796645232"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5504608672673104808"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5410006818168020091"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8592894799508925496"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4873448663536075501"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458415945105888239"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8053962081885386648"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9203448214788776651"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8699094173641318202"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2397937833511316421"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9204345884662545695"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5682896592701572859"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8489623921362145406"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6822130790810473129"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7558239202316944808"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9217515559973378659"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5649400876057003871" text:style-name="L81">
        <text:list-item>
          <text:p text:style-name="P96">text logic also edits ability info panel text fields (just for the starting defender abilities) DONE</text:p>
        </text:list-item>
      </text:list>
      <text:p text:style-name="P8">Play Test</text:p>
      <text:list xml:id="list1666713810438611521" text:style-name="L82">
        <text:list-item>
          <text:p text:style-name="P97">Play the game and hunt/squash bugs</text:p>
        </text:list-item>
      </text:list>
      <text:p text:style-name="P8">Controls</text:p>
      <text:list xml:id="list3285753544066158766"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961908337076405740"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8718974702936120671"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2045484033390580853"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832577262070836779"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5452320177545574594"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2187635140476744339"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6351194501881958431"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2044113562807944062"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2221019324179144070"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2842586223677824606"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7740972134222537786"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3178438642680323822"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8075398962297057469"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2087508693341519314"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3125076992453110554"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5637524307130124205"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6913423036178458799"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8786521934498930736"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3138849378668975460"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632026621144949671"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8263992353459537778"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8121806658086137444"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8098470509343525990"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5577625318444340856"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8251502133830227262"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2940525710961334836"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7670725232802950804"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2177172230483033850"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7720460229986074927"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3787515877510839390"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8459888942691374501"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3116687559527083118"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5758415574262819850"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8312801264199243689"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421348441236885578"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6287415584932476172"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1193900419436638498"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1146221930310535252"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6421202399536030803"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7537818720857416750"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4074901515987866229"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9005989682693879804"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3472317578197847027"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7140294591296148338"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1734071930091248647"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6780405160993149870"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3054403336545166527"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2381542262045205008"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7256618063927803996"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6047046112643304507"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4393762408864287943"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487928638321703383"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1681865072078282686"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2320630524132829519"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9178603415644942965"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4515922787367616025"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1404156319606203478"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5998191275016441733"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8556871114020692795"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732748705342969750"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7050639137132013924"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3320908499966244817"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8946326151572147662"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4979588611786179477"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542487180450481175"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1567960882550173285"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3879976779003261279"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5677795020082314290"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6021877253226118549"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4473693786620064588"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6789855113311281049"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6333041068092618867"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3035012360851526697"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5991588149030222377"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1829693490282893181"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5827777794167810700"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6690218704238883322"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68141721817054009"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3779808224909117438"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5912068378382656718"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218820009694923019"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5135800640555696963"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4951053569555019403"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4009259534650061788"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3902489109529402944"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4970602593847675057" text:style-name="L169">
        <text:list-item>
          <text:p text:style-name="P225">New Scripts</text:p>
          <text:list>
            <text:list-item>
              <text:p text:style-name="P233">Overlay Manager</text:p>
            </text:list-item>
            <text:list-item>
              <text:p text:style-name="P233">Cards</text:p>
              <text:list>
                <text:list-item>
                  <text:p text:style-name="P233">StateOverlayCard</text:p>
                </text:list-item>
                <text:list-item>
                  <text:p text:style-name="P233">ItemOverlayCard</text:p>
                </text:list-item>
                <text:list-item>
                  <text:p text:style-name="P233">AbilityOverlayCard</text:p>
                </text:list-item>
                <text:list-item>
                  <text:p text:style-name="P233">maybe need AfflicitonOverlayCard</text:p>
                </text:list-item>
              </text:list>
            </text:list-item>
          </text:list>
        </text:list-item>
      </text:list>
      <text:list xml:id="list8930918242639691094" text:style-name="L170">
        <text:list-item>
          <text:p text:style-name="P226">Animation / Effect DOD and cycle process</text:p>
          <text:list>
            <text:list-item>
              <text:p text:style-name="P234">Cards start at centre point position correctly DONE</text:p>
            </text:list-item>
            <text:list-item>
              <text:p text:style-name="P234">Card start scaled down at 0.005f DONE</text:p>
            </text:list-item>
            <text:list-item>
              <text:p text:style-name="P234">Cards Lerp scale to full size DONE</text:p>
            </text:list-item>
            <text:list-item>
              <text:p text:style-name="P234">Card shrinks back down DONE</text:p>
            </text:list-item>
            <text:list-item>
              <text:p text:style-name="P234">Card rotates towards end point DONE</text:p>
            </text:list-item>
            <text:list-item>
              <text:p text:style-name="P234">card moves towards its end position correctly DONE</text:p>
            </text:list-item>
            <text:list-item>
              <text:p text:style-name="P234">after shrinking, card turns into a little yellow light ball (particle effect) DONE</text:p>
            </text:list-item>
            <text:list-item>
              <text:p text:style-name="P234">on arrival at destination, card is destroyed (without errors) DONE</text:p>
            </text:list-item>
            <text:list-item>
              <text:p text:style-name="P234">on arrival, small loot style explosion occurs DONE</text:p>
            </text:list-item>
            <text:list-item>
              <text:p text:style-name="P234"/>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5317435145476867454" text:style-name="L171">
        <text:list-item>
          <text:list>
            <text:list-item>
              <text:p text:style-name="P250">stat value texts in character data change colour if positive/negative</text:p>
            </text:list-item>
          </text:list>
        </text:list-item>
      </text:list>
      <text:p text:style-name="P8"/>
      <text:list xml:id="list533478957040499118" text:style-name="L172">
        <text:list-item>
          <text:p text:style-name="P227">Views that still need fade in/out effect </text:p>
          <text:list>
            <text:list-item>
              <text:p text:style-name="P235">State on panel info card DONE</text:p>
            </text:list-item>
            <text:list-item>
              <text:p text:style-name="P235">consumable (on panel) DONE</text:p>
            </text:list-item>
            <text:list-item>
              <text:p text:style-name="P235">character data panel hover DONE</text:p>
            </text:list-item>
          </text:list>
        </text:list-item>
      </text:list>
      <text:p text:style-name="P8"/>
      <text:list xml:id="list2742230935022031780" text:style-name="L173">
        <text:list-item>
          <text:p text:style-name="P228">Character Data</text:p>
          <text:list>
            <text:list-item>
              <text:p text:style-name="P251">all mouse over panel elements highlight when moused over</text:p>
            </text:list-item>
            <text:list-item>
              <text:p text:style-name="P251">plus buttons for talents don't appear unless you have points to spend</text:p>
            </text:list-item>
            <text:list-item>
              <text:p text:style-name="P251">unlocking a talent creates a mini star explosion VFX</text:p>
            </text:list-item>
            <text:list-item>
              <text:p text:style-name="P251">while dragging an ability tome, the drop box has a highlight around it</text:p>
            </text:list-item>
            <text:list-item>
              <text:p text:style-name="P251">when the ability tome is dropped and learnt, a mini start VFX explosion occurs on the drop box</text:p>
            </text:list-item>
          </text:list>
        </text:list-item>
      </text:list>
      <text:p text:style-name="P8"/>
      <text:list xml:id="list688153957814035110" text:style-name="L174">
        <text:list-item>
          <text:p text:style-name="P229">Character Roster</text:p>
          <text:list>
            <text:list-item>
              <text:p text:style-name="P252">character roster button highlights better when moused over DONE</text:p>
            </text:list-item>
          </text:list>
        </text:list-item>
      </text:list>
      <text:list xml:id="list2623995318714271567" text:style-name="L175">
        <text:list-item>
          <text:p text:style-name="P253">Char Roster / Map Transition</text:p>
          <text:list>
            <text:list-item>
              <text:p text:style-name="P253">Char roster and world map transition from off screen north to centre screen when activated</text:p>
            </text:list-item>
          </text:list>
        </text:list-item>
      </text:list>
      <text:p text:style-name="P6">Sprint 111: Custom Character Builder System. UCM Overhaul. Items modify UCM Appearance. </text:p>
      <text:list xml:id="list5974853267135455254" text:style-name="L176">
        <text:list-item>
          <text:p text:style-name="P236">Decide on 3 races to start with</text:p>
        </text:list-item>
        <text:list-item>
          <text:p text:style-name="P236">experiment with different ways to handle the interaction between hair and helmet</text:p>
          <text:list>
            <text:list-item>
              <text:p text:style-name="P236"><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6">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4078839552036030390" text:style-name="L177">
        <text:list-item>
          <text:p text:style-name="P216">Player Prefs</text:p>
        </text:list-item>
      </text:list>
      <text:list xml:id="list2401167235424135348"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8903208448979076789" text:style-name="L179">
        <text:list-item>
          <text:p text:style-name="P218">Save Game /Load Game system</text:p>
        </text:list-item>
      </text:list>
      <text:list xml:id="list5284974387482297609"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4263139273806405993"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1742006222926929036"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8311411409394937513"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2960301886463992116"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6370202" text:continue-list="list5974853267135455254" text:style-name="L176">
        <text:list-item>
          <text:p text:style-name="P236">Decide on 3 races to start with</text:p>
        </text:list-item>
        <text:list-item>
          <text:p text:style-name="P236">experiment with different ways to handle the interaction between hair and helmet</text:p>
          <text:list>
            <text:list-item>
              <text:p text:style-name="P236">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6">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9178740487062677430" text:style-name="L185">
        <text:list-item>
          <text:p text:style-name="P191">TIP SYSTEM!: at least while screen loading, something simple. DONE</text:p>
        </text:list-item>
        <text:list-item>
          <text:p text:style-name="P191">Action queue system (prevent players from accidently breaking game by using an ability while another ability action is not yet resolved) DONE</text:p>
        </text:list-item>
        <text:list-item>
          <text:p text:style-name="P191">Game over victory and game over defeat events confirmed to work properly DONE</text:p>
        </text:list-item>
        <text:list-item>
          <text:p text:style-name="P191">Player Prefs / save game / load saved game feature</text:p>
        </text:list-item>
        <text:list-item>
          <text:p text:style-name="P191">quit button on main menu closes application DONE</text:p>
        </text:list-item>
        <text:list-item>
          <text:p text:style-name="P191">Re do status icons view system DONE</text:p>
        </text:list-item>
        <text:list-item>
          <text:p text:style-name="P191">update ability card views / make an ability card prefab DONE</text:p>
        </text:list-item>
        <text:list-item>
          <text:p text:style-name="P118">combat helper system integrated with defender orders (choose a target, choose a tile, etc) DONE</text:p>
        </text:list-item>
        <text:list-item>
          <text:p text:style-name="P118">in future, this info panel will have a cancel button for mobile, since mobile users cant right click</text:p>
        </text:list-item>
        <text:list-item>
          <text:p text:style-name="P118">error helper system DONE</text:p>
        </text:list-item>
        <text:list-item>
          <text:p text:style-name="P118">combat system (“Invalid target: out of range, target has stealth etc. You don't have enough energy for that! Cant use ability: Character is silenced, etc etc)” DONE</text:p>
        </text:list-item>
        <text:list-item>
          <text:p text:style-name="P118">Update kings blessing event buttons views DONE</text:p>
        </text:list-item>
      </text:list>
      <text:p text:style-name="P8"/>
      <text:p text:style-name="P8"/>
      <text:p text:style-name="P8"/>
      <text:p text:style-name="P11">Views and Visuals to update (general over view)</text:p>
      <text:list xml:id="list3749909142134918296"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text:soft-page-break/>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5461829350405669598" text:style-name="L187">
        <text:list-item>
          <text:p text:style-name="P254">start by editing character model appearance</text:p>
        </text:list-item>
        <text:list-item>
          <text:p text:style-name="P254">create way to save entity in character maker</text:p>
        </text:list-item>
        <text:list-item>
          <text:p text:style-name="P254">create way to load entity in character maker</text:p>
        </text:list-item>
        <text:list-item>
          <text:p text:style-name="P254">create way to edit abilities, talents and weapons</text:p>
        </text:list-item>
      </text:list>
      <text:p text:style-name="P8"/>
      <text:p text:style-name="P8"/>
      <text:p text:style-name="P5">New Script Ideas</text:p>
      <text:p text:style-name="P6">CharacterPresetData</text:p>
      <text:list xml:id="list7474576929099455664" text:style-name="L188">
        <text:list-item>
          <text:list>
            <text:list-item>
              <text:p text:style-name="P255">holds all info about a characters appearance, abilities, talents, passives and items</text:p>
            </text:list-item>
            <text:list-item>
              <text:p text:style-name="P255">saving a character in the character creater screen creates one of these files</text:p>
            </text:list-item>
            <text:list-item>
              <text:p text:style-name="P255">in char select main screen, you can import one of these files</text:p>
            </text:list-item>
            <text:list-item>
              <text:p text:style-name="P255">char select main screen builds the premade origin characters out of these objects.</text:p>
              <text:list>
                <text:list-item>
                  <text:p text:style-name="P255"><text:soft-page-break/>Also builds the custom characters</text:p>
                </text:list-item>
              </text:list>
            </text:list-item>
            <text:list-item>
              <text:p text:style-name="P255">this object type is saved in playerPrefs</text:p>
            </text:list-item>
          </text:list>
        </text:list-item>
      </text:list>
      <text:p text:style-name="P6">CharacterBuildPresetData</text:p>
      <text:list xml:id="list1354722518877237462" text:style-name="L189">
        <text:list-item>
          <text:p text:style-name="P256">holds data on abilities, and talents</text:p>
        </text:list-item>
        <text:list-item>
          <text:p text:style-name="P256">used to be auto build the combat aspect of characterPresetData objects</text:p>
          <text:list>
            <text:list-item>
              <text:p text:style-name="P256">auto builds, clothing/armor, weapons, abilities and talent point assignments</text:p>
            </text:list-item>
          </text:list>
        </text:list-item>
        <text:list-item>
          <text:p text:style-name="P256">should be an SO</text:p>
        </text:list-item>
        <text:list-item>
          <text:p text:style-name="P256">doesnt have to be used</text:p>
        </text:list-item>
      </text:list>
      <text:p text:style-name="P6">CharacterPresetLibrary</text:p>
      <text:list xml:id="list8261735119124403923" text:style-name="L190">
        <text:list-item>
          <text:p text:style-name="P257">static singleton</text:p>
        </text:list-item>
        <text:list-item>
          <text:p text:style-name="P257">stored in playerPrefs</text:p>
        </text:list-item>
        <text:list-item>
          <text:p text:style-name="P257">holds all origin characters in a list</text:p>
        </text:list-item>
        <text:list-item>
          <text:p text:style-name="P257">holds all custom characters in a list (seperate from origin char list)</text:p>
        </text:list-item>
      </text:list>
      <text:p text:style-name="P6">CharacterPresetTemplate</text:p>
      <text:list xml:id="list3669905929423489494" text:style-name="L191">
        <text:list-item>
          <text:p text:style-name="P237">the main object of the character builder screen</text:p>
        </text:list-item>
        <text:list-item>
          <text:p text:style-name="P237">has references to the UCM being edited</text:p>
        </text:list-item>
      </text:list>
      <text:p text:style-name="P6">CharacterPresetController</text:p>
      <text:p text:style-name="P8"/>
      <text:p text:style-name="P5">UCM Updates</text:p>
      <text:list xml:id="list6531951287934129444" text:style-name="L192">
        <text:list-item>
          <text:p text:style-name="P238">New Parents and view lists</text:p>
        </text:list-item>
      </text:list>
      <text:p text:style-name="P6">Base Bodies</text:p>
      <text:list xml:id="list36359239" text:continue-numbering="true" text:style-name="L192">
        <text:list-item>
          <text:list>
            <text:list-item>
              <text:p text:style-name="P230">Head</text:p>
              <text:list>
                <text:list-item>
                  <text:p text:style-name="P238">Human Heads</text:p>
                  <text:list>
                    <text:list-item>
                      <text:p text:style-name="P238">Human Head 1, Human Head 2, etc</text:p>
                    </text:list-item>
                  </text:list>
                </text:list-item>
              </text:list>
            </text:list-item>
          </text:list>
        </text:list-item>
      </text:list>
      <text:list xml:id="list1596802558591689198" text:style-name="L193">
        <text:list-item>
          <text:p text:style-name="P239">Undead Heads</text:p>
          <text:list>
            <text:list-item>
              <text:p text:style-name="P239">Undead Head 1, etc</text:p>
            </text:list-item>
          </text:list>
        </text:list-item>
      </text:list>
      <text:list xml:id="list5022065942826079334" text:style-name="L194">
        <text:list-item>
          <text:p text:style-name="P240">Orc Heads</text:p>
          <text:list>
            <text:list-item>
              <text:p text:style-name="P240">Orc Head 1, etc</text:p>
            </text:list-item>
          </text:list>
        </text:list-item>
      </text:list>
      <text:list xml:id="list3458299890189089035" text:style-name="L195">
        <text:list-item>
          <text:p text:style-name="P241"><text:soft-page-break/>Repeated for</text:p>
          <text:list>
            <text:list-item>
              <text:p text:style-name="P241">Chest, Legs, Right arm, right hand, left arm, left hand</text:p>
            </text:list-item>
          </text:list>
        </text:list-item>
      </text:list>
      <text:list xml:id="list1771389259670661329" text:style-name="L196">
        <text:list-item>
          <text:p text:style-name="P242">Faces</text:p>
          <text:list>
            <text:list-item>
              <text:p text:style-name="P242">Gets it own category, ALL faces go here, for every race (just for fun, so humans can have undead <text:s/>or orc faces )</text:p>
            </text:list-item>
          </text:list>
        </text:list-item>
      </text:list>
      <text:p text:style-name="P6">Armor/ Weapons / Things layered over</text:p>
      <text:list xml:id="list3221941187692771499" text:style-name="L197">
        <text:list-item>
          <text:p text:style-name="P243">Head wear</text:p>
        </text:list-item>
        <text:list-item>
          <text:p text:style-name="P243">Chest Clothing</text:p>
        </text:list-item>
        <text:list-item>
          <text:p text:style-name="P243">Leg Clothing</text:p>
        </text:list-item>
        <text:list-item>
          <text:p text:style-name="P243">Arm Clothing (left + right)</text:p>
        </text:list-item>
        <text:list-item>
          <text:p text:style-name="P243">Hand Clothing (left + right)</text:p>
        </text:list-item>
        <text:list-item>
          <text:p text:style-name="P243">Right Hand weapon</text:p>
        </text:list-item>
        <text:list-item>
          <text:p text:style-name="P243">Left Hand Weapon</text:p>
        </text:list-item>
      </text:list>
      <text:p text:style-name="P9">NOTE: remember to add a NONE option for each slot (a game object with an invisible sprite)</text:p>
      <text:p text:style-name="P5">Character Maker Page View Elements</text:p>
      <text:list xml:id="list9041565158796855892" text:style-name="L198">
        <text:list-item>
          <text:p text:style-name="P258">UCM</text:p>
        </text:list-item>
        <text:list-item>
          <text:p text:style-name="P258">Appearance tab(s)</text:p>
        </text:list-item>
        <text:list-item>
          <text:p text:style-name="P258">Talent Pages</text:p>
        </text:list-item>
        <text:list-item>
          <text:p text:style-name="P258">Talent Point allocation window</text:p>
        </text:list-item>
      </text:list>
      <text:p text:style-name="P8"/>
      <text:p text:style-name="P5">Character Preset Data Object</text:p>
      <text:list xml:id="list6816177187630197997" text:style-name="L204">
        <text:list-item>
          <text:p text:style-name="P244">Object that holds all the data about a preset character</text:p>
          <text:list>
            <text:list-item>
              <text:p text:style-name="P244">can be a premade origin character, or a custom made character</text:p>
            </text:list-item>
          </text:list>
        </text:list-item>
      </text:list>
      <text:list xml:id="list2191784283673605327" text:style-name="L205">
        <text:list-item>
          <text:p text:style-name="P245">From character preset object , we need to be able to</text:p>
          <text:list>
            <text:list-item>
              <text:p text:style-name="P245">build a menu character</text:p>
            </text:list-item>
            <text:list-item>
              <text:p text:style-name="P245">build a character data object in game</text:p>
            </text:list-item>
            <text:list-item>
              <text:p text:style-name="P245">build a character in the char creation screen (so players can edit their custom chars)</text:p>
            </text:list-item>
            <text:list-item>
              <text:p text:style-name="P245">build a UCM</text:p>
            </text:list-item>
          </text:list>
        </text:list-item>
      </text:list>
      <text:list xml:id="list9017901683666048271" text:style-name="L206">
        <text:list-item>
          <text:p text:style-name="P246"><text:soft-page-break/>character creation page must be able to save the settings into a characterPresetData object</text:p>
        </text:list-item>
      </text:list>
      <text:p text:style-name="P9"/>
      <text:p text:style-name="P6">Data needed for loading/saving</text:p>
      <text:list xml:id="list5546475632069125195" text:style-name="L207">
        <text:list-item>
          <text:p text:style-name="P247">UCM</text:p>
          <text:list>
            <text:list-item>
              <text:p text:style-name="P247">All body parts and clothing parts</text:p>
            </text:list-item>
          </text:list>
        </text:list-item>
      </text:list>
      <text:list xml:id="list6285837202133658287" text:style-name="L208">
        <text:list-item>
          <text:p text:style-name="P248">Race (orc, human, etc)</text:p>
          <text:list>
            <text:list-item>
              <text:p text:style-name="P248">racial abilities/passives/traits</text:p>
            </text:list-item>
          </text:list>
        </text:list-item>
      </text:list>
      <text:list xml:id="list6219828588517838279" text:style-name="L209">
        <text:list-item>
          <text:p text:style-name="P249">Combat related</text:p>
        </text:list-item>
      </text:list>
      <text:list xml:id="list36361106" text:continue-list="list6285837202133658287" text:style-name="L208">
        <text:list-item>
          <text:list>
            <text:list-item>
              <text:p text:style-name="P248">Abilities (as abilityDataSO's)</text:p>
            </text:list-item>
            <text:list-item>
              <text:p text:style-name="P248">passives (as passiveDataSO's)</text:p>
            </text:list-item>
            <text:list-item>
              <text:p text:style-name="P248">weapons</text:p>
            </text:list-item>
            <text:list-item>
              <text:p text:style-name="P248">talent points (guardian, pyro, etc)</text:p>
            </text:list-item>
          </text:list>
        </text:list-item>
        <text:list-item>
          <text:p text:style-name="P248">General</text:p>
          <text:list>
            <text:list-item>
              <text:p text:style-name="P248">Name</text:p>
            </text:list-item>
            <text:list-item>
              <text:p text:style-name="P248">descriptions</text:p>
            </text:list-item>
            <text:list-item>
              <text:p text:style-name="P248">backgrounds</text:p>
            </text:list-item>
            <text:list-item>
              <text:p text:style-name="P248">racial background</text:p>
            </text:list-item>
          </text:list>
        </text:list-item>
      </text:list>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06T16:14:26.50</dc:date>
    <dc:creator>Black Will</dc:creator>
    <meta:editing-duration>P2DT23H23M32S</meta:editing-duration>
    <meta:editing-cycles>42</meta:editing-cycles>
    <meta:generator>OpenOffice/4.1.6$Win32 OpenOffice.org_project/416m1$Build-9790</meta:generator>
    <meta:document-statistic meta:table-count="0" meta:image-count="0" meta:object-count="0" meta:page-count="104" meta:paragraph-count="2624" meta:word-count="19665" meta:character-count="111442"/>
  </office:meta>
</office:document-meta>
</file>